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d1eee" officeooo:paragraph-rsid="001d1eee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lustrer la guerre commerciale Etats-Unis/Chine.</text:p>
      <text:p text:style-name="P1"/>
      <text:p text:style-name="P1">Image: made in china et la colère des titans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0:09:41.959862226</meta:creation-date>
    <dc:date>2023-04-19T10:41:47.465007266</dc:date>
    <meta:editing-duration>PT32M6S</meta:editing-duration>
    <meta:editing-cycles>1</meta:editing-cycles>
    <meta:document-statistic meta:table-count="0" meta:image-count="0" meta:object-count="0" meta:page-count="1" meta:paragraph-count="2" meta:word-count="14" meta:character-count="94" meta:non-whitespace-character-count="82"/>
    <meta:generator>LibreOffice/7.5.1.2$Linux_X86_64 LibreOffice_project/50$Build-2</meta:generator>
  </office:meta>
</office:document-meta>
</file>